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pi-karp-wi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union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398215" calcext:value-type="float">
            <text:p>0.29398215</text:p>
          </table:table-cell>
          <table:table-cell office:value-type="float" office:value="0.4077793" calcext:value-type="float">
            <text:p>0.4077793</text:p>
          </table:table-cell>
          <table:table-cell office:value-type="float" office:value="0.20006905" calcext:value-type="float">
            <text:p>0.20006905</text:p>
          </table:table-cell>
          <table:table-cell office:value-type="float" office:value="0.4906307162" calcext:value-type="float">
            <text:p>0.4906307162</text:p>
          </table:table-cell>
          <table:table-cell office:value-type="float" office:value="2.3842570852" calcext:value-type="float">
            <text:p>2.3842570852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0000" calcext:value-type="float">
            <text:p>40000</text:p>
          </table:table-cell>
          <table:table-cell office:value-type="float" office:value="0.5797387" calcext:value-type="float">
            <text:p>0.5797387</text:p>
          </table:table-cell>
          <table:table-cell office:value-type="float" office:value="0.7620216" calcext:value-type="float">
            <text:p>0.7620216</text:p>
          </table:table-cell>
          <table:table-cell office:value-type="float" office:value="0.7524491" calcext:value-type="float">
            <text:p>0.7524491</text:p>
          </table:table-cell>
          <table:table-cell office:value-type="float" office:value="0.9874380201" calcext:value-type="float">
            <text:p>0.9874380201</text:p>
          </table:table-cell>
          <table:table-cell office:value-type="float" office:value="1.0169623877" calcext:value-type="float">
            <text:p>1.0169623877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90000" calcext:value-type="float">
            <text:p>90000</text:p>
          </table:table-cell>
          <table:table-cell office:value-type="float" office:value="1.19389305" calcext:value-type="float">
            <text:p>1.19389305</text:p>
          </table:table-cell>
          <table:table-cell office:value-type="float" office:value="1.416111" calcext:value-type="float">
            <text:p>1.416111</text:p>
          </table:table-cell>
          <table:table-cell office:value-type="float" office:value="1.683569" calcext:value-type="float">
            <text:p>1.683569</text:p>
          </table:table-cell>
          <table:table-cell office:value-type="float" office:value="1.188867963" calcext:value-type="float">
            <text:p>1.188867963</text:p>
          </table:table-cell>
          <table:table-cell office:value-type="float" office:value="0.7881817338" calcext:value-type="float">
            <text:p>0.7881817338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0000" calcext:value-type="float">
            <text:p>160000</text:p>
          </table:table-cell>
          <table:table-cell office:value-type="float" office:value="2.147603" calcext:value-type="float">
            <text:p>2.147603</text:p>
          </table:table-cell>
          <table:table-cell office:value-type="float" office:value="2.54546395" calcext:value-type="float">
            <text:p>2.54546395</text:p>
          </table:table-cell>
          <table:table-cell office:value-type="float" office:value="3.6524296" calcext:value-type="float">
            <text:p>3.6524296</text:p>
          </table:table-cell>
          <table:table-cell office:value-type="float" office:value="1.4348777558" calcext:value-type="float">
            <text:p>1.4348777558</text:p>
          </table:table-cell>
          <table:table-cell office:value-type="float" office:value="0.5958979743" calcext:value-type="float">
            <text:p>0.5958979743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2488108" calcext:value-type="float">
            <text:p>3.2488108</text:p>
          </table:table-cell>
          <table:table-cell office:value-type="float" office:value="3.9162874" calcext:value-type="float">
            <text:p>3.9162874</text:p>
          </table:table-cell>
          <table:table-cell office:value-type="float" office:value="5.5113077" calcext:value-type="float">
            <text:p>5.5113077</text:p>
          </table:table-cell>
          <table:table-cell office:value-type="float" office:value="1.407278664" calcext:value-type="float">
            <text:p>1.407278664</text:p>
          </table:table-cell>
          <table:table-cell office:value-type="float" office:value="0.6141217567" calcext:value-type="float">
            <text:p>0.6141217567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60000" calcext:value-type="float">
            <text:p>360000</text:p>
          </table:table-cell>
          <table:table-cell office:value-type="float" office:value="4.43028215" calcext:value-type="float">
            <text:p>4.43028215</text:p>
          </table:table-cell>
          <table:table-cell office:value-type="float" office:value="4.9987913" calcext:value-type="float">
            <text:p>4.9987913</text:p>
          </table:table-cell>
          <table:table-cell office:value-type="float" office:value="7.099" calcext:value-type="float">
            <text:p>7.099</text:p>
          </table:table-cell>
          <table:table-cell office:value-type="float" office:value="1.4201433054" calcext:value-type="float">
            <text:p>1.4201433054</text:p>
          </table:table-cell>
          <table:table-cell office:value-type="float" office:value="0.6055390524" calcext:value-type="float">
            <text:p>0.605539052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90000" calcext:value-type="float">
            <text:p>490000</text:p>
          </table:table-cell>
          <table:table-cell office:value-type="float" office:value="9.3536259" calcext:value-type="float">
            <text:p>9.3536259</text:p>
          </table:table-cell>
          <table:table-cell office:value-type="float" office:value="10.5073689" calcext:value-type="float">
            <text:p>10.5073689</text:p>
          </table:table-cell>
          <table:table-cell office:value-type="float" office:value="9.3031" calcext:value-type="float">
            <text:p>9.3031</text:p>
          </table:table-cell>
          <table:table-cell office:value-type="float" office:value="0.8853881584" calcext:value-type="float">
            <text:p>0.8853881584</text:p>
          </table:table-cell>
          <table:table-cell office:value-type="float" office:value="1.1725975069" calcext:value-type="float">
            <text:p>1.172597506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40000" calcext:value-type="float">
            <text:p>640000</text:p>
          </table:table-cell>
          <table:table-cell office:value-type="float" office:value="8.4470749" calcext:value-type="float">
            <text:p>8.4470749</text:p>
          </table:table-cell>
          <table:table-cell office:value-type="float" office:value="9.5645546" calcext:value-type="float">
            <text:p>9.5645546</text:p>
          </table:table-cell>
          <table:table-cell office:value-type="float" office:value="12.8118" calcext:value-type="float">
            <text:p>12.8118</text:p>
          </table:table-cell>
          <table:table-cell office:value-type="float" office:value="1.3395082715" calcext:value-type="float">
            <text:p>1.3395082715</text:p>
          </table:table-cell>
          <table:table-cell office:value-type="float" office:value="0.6620568122" calcext:value-type="float">
            <text:p>0.6620568122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810000" calcext:value-type="float">
            <text:p>810000</text:p>
          </table:table-cell>
          <table:table-cell office:value-type="float" office:value="9.56500765" calcext:value-type="float">
            <text:p>9.56500765</text:p>
          </table:table-cell>
          <table:table-cell office:value-type="float" office:value="10.7725978" calcext:value-type="float">
            <text:p>10.7725978</text:p>
          </table:table-cell>
          <table:table-cell office:value-type="float" office:value="13.9810324" calcext:value-type="float">
            <text:p>13.9810324</text:p>
          </table:table-cell>
          <table:table-cell office:value-type="float" office:value="1.2978329517" calcext:value-type="float">
            <text:p>1.2978329517</text:p>
          </table:table-cell>
          <table:table-cell office:value-type="float" office:value="0.6940202499" calcext:value-type="float">
            <text:p>0.694020249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4867577" calcext:value-type="float">
            <text:p>10.4867577</text:p>
          </table:table-cell>
          <table:table-cell office:value-type="float" office:value="11.67463065" calcext:value-type="float">
            <text:p>11.67463065</text:p>
          </table:table-cell>
          <table:table-cell office:value-type="float" office:value="20.2854991" calcext:value-type="float">
            <text:p>20.2854991</text:p>
          </table:table-cell>
          <table:table-cell office:value-type="float" office:value="1.7375709526" calcext:value-type="float">
            <text:p>1.7375709526</text:p>
          </table:table-cell>
          <table:table-cell office:value-type="float" office:value="0.4340214221" calcext:value-type="float">
            <text:p>0.4340214221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15.9484028" calcext:value-type="float">
            <text:p>15.9484028</text:p>
          </table:table-cell>
          <table:table-cell office:value-type="float" office:value="17.8871274" calcext:value-type="float">
            <text:p>17.8871274</text:p>
          </table:table-cell>
          <table:table-cell office:value-type="float" office:value="20.699358" calcext:value-type="float">
            <text:p>20.699358</text:p>
          </table:table-cell>
          <table:table-cell office:value-type="float" office:value="1.1572209185" calcext:value-type="float">
            <text:p>1.1572209185</text:p>
          </table:table-cell>
          <table:table-cell office:value-type="float" office:value="0.8188523142" calcext:value-type="float">
            <text:p>0.8188523142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8.2526111" calcext:value-type="float">
            <text:p>18.2526111</text:p>
          </table:table-cell>
          <table:table-cell office:value-type="float" office:value="20.4360962" calcext:value-type="float">
            <text:p>20.4360962</text:p>
          </table:table-cell>
          <table:table-cell office:value-type="float" office:value="29.6625853" calcext:value-type="float">
            <text:p>29.6625853</text:p>
          </table:table-cell>
          <table:table-cell office:value-type="float" office:value="1.451480019" calcext:value-type="float">
            <text:p>1.451480019</text:p>
          </table:table-cell>
          <table:table-cell office:value-type="float" office:value="0.5852692764" calcext:value-type="float">
            <text:p>0.585269276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21.53552765" calcext:value-type="float">
            <text:p>21.53552765</text:p>
          </table:table-cell>
          <table:table-cell office:value-type="float" office:value="24.14922725" calcext:value-type="float">
            <text:p>24.14922725</text:p>
          </table:table-cell>
          <table:table-cell office:value-type="float" office:value="79.7559262" calcext:value-type="float">
            <text:p>79.7559262</text:p>
          </table:table-cell>
          <table:table-cell office:value-type="float" office:value="3.3026285013" calcext:value-type="float">
            <text:p>3.3026285013</text:p>
          </table:table-cell>
          <table:table-cell office:value-type="float" office:value="0.0703855024" calcext:value-type="float">
            <text:p>0.070385502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60000" calcext:value-type="float">
            <text:p>1960000</text:p>
          </table:table-cell>
          <table:table-cell office:value-type="float" office:value="24.8891591" calcext:value-type="float">
            <text:p>24.8891591</text:p>
          </table:table-cell>
          <table:table-cell office:value-type="float" office:value="27.8829813" calcext:value-type="float">
            <text:p>27.8829813</text:p>
          </table:table-cell>
          <table:table-cell office:value-type="float" office:value="36.8572473" calcext:value-type="float">
            <text:p>36.8572473</text:p>
          </table:table-cell>
          <table:table-cell office:value-type="float" office:value="1.3218546074" calcext:value-type="float">
            <text:p>1.3218546074</text:p>
          </table:table-cell>
          <table:table-cell office:value-type="float" office:value="0.6753504704" calcext:value-type="float">
            <text:p>0.675350470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8.0195951" calcext:value-type="float">
            <text:p>28.0195951</text:p>
          </table:table-cell>
          <table:table-cell office:value-type="float" office:value="31.2774417" calcext:value-type="float">
            <text:p>31.2774417</text:p>
          </table:table-cell>
          <table:table-cell office:value-type="float" office:value="38.2513047" calcext:value-type="float">
            <text:p>38.2513047</text:p>
          </table:table-cell>
          <table:table-cell office:value-type="float" office:value="1.2229678203" calcext:value-type="float">
            <text:p>1.2229678203</text:p>
          </table:table-cell>
          <table:table-cell office:value-type="float" office:value="0.7569106708" calcext:value-type="float">
            <text:p>0.7569106708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60000" calcext:value-type="float">
            <text:p>2560000</text:p>
          </table:table-cell>
          <table:table-cell office:value-type="float" office:value="27.113533" calcext:value-type="float">
            <text:p>27.113533</text:p>
          </table:table-cell>
          <table:table-cell office:value-type="float" office:value="29.836464" calcext:value-type="float">
            <text:p>29.836464</text:p>
          </table:table-cell>
          <table:table-cell office:value-type="float" office:value="48.1148242" calcext:value-type="float">
            <text:p>48.1148242</text:p>
          </table:table-cell>
          <table:table-cell office:value-type="float" office:value="1.6126181775" calcext:value-type="float">
            <text:p>1.6126181775</text:p>
          </table:table-cell>
          <table:table-cell office:value-type="float" office:value="0.4934794559" calcext:value-type="float">
            <text:p>0.493479455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35.6679917" calcext:value-type="float">
            <text:p>35.6679917</text:p>
          </table:table-cell>
          <table:table-cell office:value-type="float" office:value="39.5556211" calcext:value-type="float">
            <text:p>39.5556211</text:p>
          </table:table-cell>
          <table:table-cell office:value-type="float" office:value="52.7893" calcext:value-type="float">
            <text:p>52.7893</text:p>
          </table:table-cell>
          <table:table-cell office:value-type="float" office:value="1.3345587437" calcext:value-type="float">
            <text:p>1.3345587437</text:p>
          </table:table-cell>
          <table:table-cell office:value-type="float" office:value="0.6657484528" calcext:value-type="float">
            <text:p>0.6657484528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40.4369116" calcext:value-type="float">
            <text:p>40.4369116</text:p>
          </table:table-cell>
          <table:table-cell office:value-type="float" office:value="44.9325324" calcext:value-type="float">
            <text:p>44.9325324</text:p>
          </table:table-cell>
          <table:table-cell office:value-type="float" office:value="64.1973973" calcext:value-type="float">
            <text:p>64.1973973</text:p>
          </table:table-cell>
          <table:table-cell office:value-type="float" office:value="1.4287509266" calcext:value-type="float">
            <text:p>1.4287509266</text:p>
          </table:table-cell>
          <table:table-cell office:value-type="float" office:value="0.5998827427" calcext:value-type="float">
            <text:p>0.5998827427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610000" calcext:value-type="float">
            <text:p>3610000</text:p>
          </table:table-cell>
          <table:table-cell office:value-type="float" office:value="46.4210273" calcext:value-type="float">
            <text:p>46.4210273</text:p>
          </table:table-cell>
          <table:table-cell office:value-type="float" office:value="51.0596275" calcext:value-type="float">
            <text:p>51.0596275</text:p>
          </table:table-cell>
          <table:table-cell office:value-type="float" office:value="65.0061608" calcext:value-type="float">
            <text:p>65.0061608</text:p>
          </table:table-cell>
          <table:table-cell office:value-type="float" office:value="1.2731420886" calcext:value-type="float">
            <text:p>1.2731420886</text:p>
          </table:table-cell>
          <table:table-cell office:value-type="float" office:value="0.7139443784" calcext:value-type="float">
            <text:p>0.713944378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8.565054" calcext:value-type="float">
            <text:p>48.565054</text:p>
          </table:table-cell>
          <table:table-cell office:value-type="float" office:value="53.6251784" calcext:value-type="float">
            <text:p>53.6251784</text:p>
          </table:table-cell>
          <table:table-cell office:value-type="float" office:value="72.9356" calcext:value-type="float">
            <text:p>72.9356</text:p>
          </table:table-cell>
          <table:table-cell office:value-type="float" office:value="1.3600999041" calcext:value-type="float">
            <text:p>1.3600999041</text:p>
          </table:table-cell>
          <table:table-cell office:value-type="float" office:value="0.6469868103" calcext:value-type="float">
            <text:p>0.646986810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mage Width</text:p>
          </table:table-cell>
          <table:table-cell table:formula="of:=SQRT([.B15])" office:value-type="float" office:value="1400" calcext:value-type="float">
            <text:p>1400</text:p>
          </table:table-cell>
          <table:table-cell table:formula="of:=SQRT([.B16])" office:value-type="float" office:value="1500" calcext:value-type="float">
            <text:p>1500</text:p>
          </table:table-cell>
          <table:table-cell table:formula="of:=SQRT([.B17])" office:value-type="float" office:value="1600" calcext:value-type="float">
            <text:p>1600</text:p>
          </table:table-cell>
          <table:table-cell table:formula="of:=SQRT([.B18])" office:value-type="float" office:value="1700" calcext:value-type="float">
            <text:p>1700</text:p>
          </table:table-cell>
          <table:table-cell table:formula="of:=SQRT([.B19])" office:value-type="float" office:value="1800" calcext:value-type="float">
            <text:p>1800</text:p>
          </table:table-cell>
          <table:table-cell table:formula="of:=SQRT([.B20])" office:value-type="float" office:value="1900" calcext:value-type="float">
            <text:p>1900</text:p>
          </table:table-cell>
          <table:table-cell table:formula="of:=SQRT([.B21])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1.322" calcext:value-type="float">
            <text:p>1.322</text:p>
          </table:table-cell>
          <table:table-cell office:value-type="float" office:value="1.223" calcext:value-type="float">
            <text:p>1.223</text:p>
          </table:table-cell>
          <table:table-cell office:value-type="float" office:value="1.613" calcext:value-type="float">
            <text:p>1.613</text:p>
          </table:table-cell>
          <table:table-cell office:value-type="float" office:value="1.335" calcext:value-type="float">
            <text:p>1.335</text:p>
          </table:table-cell>
          <table:table-cell office:value-type="float" office:value="1.429" calcext:value-type="float">
            <text:p>1.429</text:p>
          </table:table-cell>
          <table:table-cell office:value-type="float" office:value="1.273" calcext:value-type="float">
            <text:p>1.27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Serial Fraction $e$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93" calcext:value-type="float">
            <text:p>0.49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office:value-type="float" office:value="0.647" calcext:value-type="float">
            <text:p>0.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2:49:59.232040660</dc:date>
    <meta:editing-duration>PT4M25S</meta:editing-duration>
    <meta:editing-cycles>1</meta:editing-cycles>
    <meta:document-statistic meta:table-count="1" meta:cell-count="167" meta:object-count="0"/>
    <meta:generator>LibreOffice/5.1.4.2$Linux_X86_64 LibreOffice_project/10m0$Build-2</meta:generator>
  </office:meta>
</office:document-meta>
</file>